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3" style:family="table">
      <style:table-properties style:width="17.591cm" fo:margin-left="-0.002cm" table:align="left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0.896cm"/>
    </style:style>
    <style:style style:name="Table3.E" style:family="table-column">
      <style:table-column-properties style:column-width="5.495cm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E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style:font-name="Liberation Serif" officeooo:rsid="004532b9" officeooo:paragraph-rsid="004532b9" style:font-name-complex="Arial"/>
    </style:style>
    <style:style style:name="P3" style:family="paragraph" style:parent-style-name="Text_20_body">
      <style:text-properties fo:color="#000000" style:font-name="Liberation Serif" officeooo:rsid="0053e03a" officeooo:paragraph-rsid="0053e03a" style:font-name-complex="Arial"/>
    </style:style>
    <style:style style:name="P4" style:family="paragraph" style:parent-style-name="Title">
      <style:paragraph-properties fo:margin-top="0.402cm" fo:margin-bottom="0.402cm" loext:contextual-spacing="false"/>
      <style:text-properties style:use-window-font-color="true" fo:font-size="18pt" style:font-size-asian="18pt" style:font-size-complex="18pt"/>
    </style:style>
    <style:style style:name="P5" style:family="paragraph" style:parent-style-name="Subtitle">
      <style:paragraph-properties fo:margin-top="0cm" fo:margin-bottom="0.496cm" loext:contextual-spacing="false"/>
      <style:text-properties style:use-window-font-color="true" fo:font-size="11pt" style:font-size-asian="11pt" style:font-size-complex="11pt"/>
    </style:style>
    <style:style style:name="P6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7" style:family="paragraph" style:parent-style-name="Footer">
      <style:paragraph-properties fo:text-align="end" style:justify-single-word="false"/>
      <style:text-properties officeooo:paragraph-rsid="00106ff2"/>
    </style:style>
    <style:style style:name="P8" style:family="paragraph" style:parent-style-name="Table_20_Heading">
      <style:text-properties style:font-name="Liberation Serif" officeooo:rsid="004958c7" officeooo:paragraph-rsid="004958c7" style:font-name-complex="Arial"/>
    </style:style>
    <style:style style:name="P9" style:family="paragraph" style:parent-style-name="Table_20_Heading">
      <style:text-properties style:font-name="Liberation Serif" officeooo:rsid="0054822d" officeooo:paragraph-rsid="0054822d" style:font-name-complex="Arial"/>
    </style:style>
    <style:style style:name="P10" style:family="paragraph" style:parent-style-name="Table_20_Heading">
      <style:text-properties style:font-name="Liberation Serif" officeooo:rsid="005b450b" officeooo:paragraph-rsid="005b450b" style:font-name-complex="Arial"/>
    </style:style>
    <style:style style:name="P11" style:family="paragraph" style:parent-style-name="Table_20_Heading">
      <style:text-properties style:font-name="Liberation Serif" officeooo:rsid="005e3b3b" officeooo:paragraph-rsid="005e3b3b" style:font-name-complex="Arial"/>
    </style:style>
    <style:style style:name="P12" style:family="paragraph" style:parent-style-name="Table_20_Heading">
      <style:text-properties style:font-name="Liberation Serif" officeooo:rsid="005e78c4" officeooo:paragraph-rsid="005e78c4" style:font-name-complex="Arial"/>
    </style:style>
    <style:style style:name="P13" style:family="paragraph" style:parent-style-name="Table_20_Contents">
      <style:text-properties style:font-name="Liberation Serif" style:font-name-complex="Arial"/>
    </style:style>
    <style:style style:name="P14" style:family="paragraph" style:parent-style-name="Table_20_Contents">
      <style:text-properties style:font-name="Liberation Serif" officeooo:rsid="00476371" officeooo:paragraph-rsid="00476371" style:font-name-complex="Ari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rsid="0054d762" officeooo:paragraph-rsid="005dc05e" style:font-name-complex="Arial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rsid="0056050f" officeooo:paragraph-rsid="0056050f" style:font-name-complex="Arial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officeooo:rsid="005f519e" officeooo:paragraph-rsid="005f519e" style:font-name-complex="Arial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weight="bold" officeooo:rsid="0054822d" officeooo:paragraph-rsid="0054822d" style:font-weight-asian="bold" style:font-name-complex="Ari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54822d" officeooo:paragraph-rsid="0054822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578513" officeooo:paragraph-rsid="0057851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5f519e" officeooo:paragraph-rsid="005f519e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officeooo:rsid="005bf07a" officeooo:paragraph-rsid="005bf07a"/>
    </style:style>
    <style:style style:name="P23" style:family="paragraph" style:parent-style-name="Standard">
      <style:paragraph-properties fo:text-align="center" style:justify-single-word="false"/>
      <style:text-properties officeooo:rsid="0056050f" officeooo:paragraph-rsid="0056050f"/>
    </style:style>
    <style:style style:name="P24" style:family="paragraph" style:parent-style-name="Standard">
      <style:paragraph-properties fo:text-align="center" style:justify-single-word="false"/>
      <style:text-properties officeooo:rsid="005808ce" officeooo:paragraph-rsid="005808ce"/>
    </style:style>
    <style:style style:name="P25" style:family="paragraph" style:parent-style-name="Standard">
      <style:paragraph-properties fo:text-align="center" style:justify-single-word="false"/>
      <style:text-properties officeooo:rsid="005a052e" officeooo:paragraph-rsid="005a052e"/>
    </style:style>
    <style:style style:name="P26" style:family="paragraph" style:parent-style-name="Standard">
      <style:paragraph-properties fo:text-align="center" style:justify-single-word="false"/>
      <style:text-properties officeooo:rsid="005f519e" officeooo:paragraph-rsid="005f519e"/>
    </style:style>
    <style:style style:name="P27" style:family="paragraph" style:parent-style-name="Footnote">
      <style:text-properties officeooo:rsid="0056050f" officeooo:paragraph-rsid="0056050f"/>
    </style:style>
    <style:style style:name="P28" style:family="paragraph" style:parent-style-name="Footnote">
      <style:text-properties officeooo:rsid="005808ce" officeooo:paragraph-rsid="005808ce"/>
    </style:style>
    <style:style style:name="P29" style:family="paragraph" style:parent-style-name="Footnote">
      <style:text-properties officeooo:rsid="005a052e" officeooo:paragraph-rsid="005a052e"/>
    </style:style>
    <style:style style:name="P30" style:family="paragraph" style:parent-style-name="Footnote">
      <style:text-properties officeooo:rsid="005bf07a" officeooo:paragraph-rsid="005bf07a"/>
    </style:style>
    <style:style style:name="P31" style:family="paragraph" style:parent-style-name="Footnote">
      <style:text-properties officeooo:rsid="005f519e" officeooo:paragraph-rsid="005f519e"/>
    </style:style>
    <style:style style:name="T1" style:family="text">
      <style:text-properties fo:color="#ff3333"/>
    </style:style>
    <style:style style:name="T2" style:family="text">
      <style:text-properties officeooo:rsid="005a052e"/>
    </style:style>
    <style:style style:name="T3" style:family="text">
      <style:text-properties officeooo:rsid="005dc05e"/>
    </style:style>
    <style:style style:name="T4" style:family="text">
      <style:text-properties officeooo:rsid="005e0e29"/>
    </style:style>
    <style:style style:name="T5" style:family="text">
      <style:text-properties officeooo:rsid="00614be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083186717008" text:id="ct94083186717008">
          <text:insertion>
            <office:change-info>
              <dc:creator>Julian Raigosa</dc:creator>
              <dc:date>2016-09-03T08:10:00</dc:date>
            </office:change-info>
          </text:insertion>
        </text:changed-region>
        <text:changed-region xml:id="ct94083186717200" text:id="ct94083186717200">
          <text:insertion>
            <office:change-info>
              <dc:creator>Julian Raigosa</dc:creator>
              <dc:date>2016-09-03T08:11:00</dc:date>
            </office:change-info>
          </text:insertion>
        </text:changed-region>
        <text:changed-region xml:id="ct94083189846256" text:id="ct94083189846256">
          <text:insertion>
            <office:change-info>
              <dc:creator>Julian Raigosa</dc:creator>
              <dc:date>2016-09-03T10:04:00</dc:date>
            </office:change-info>
          </text:insertion>
        </text:changed-region>
        <text:changed-region xml:id="ct94083187287088" text:id="ct94083187287088">
          <text:insertion>
            <office:change-info>
              <dc:creator>Julian Raigosa</dc:creator>
              <dc:date>2016-08-24T15:16:00</dc:date>
            </office:change-info>
          </text:insertion>
        </text:changed-region>
        <text:changed-region xml:id="ct94083187287312" text:id="ct94083187287312">
          <text:insertion>
            <office:change-info>
              <dc:creator>Julian Raigosa</dc:creator>
              <dc:date>2016-08-24T15:17:00</dc:date>
            </office:change-info>
          </text:insertion>
        </text:changed-region>
        <text:changed-region xml:id="ct94083186655040" text:id="ct94083186655040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4083186662208" text:id="ct94083186662208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083186661872" text:id="ct94083186661872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083186663584" text:id="ct94083186663584">
          <text:insertion>
            <office:change-info>
              <dc:creator>Julian Raigosa</dc:creator>
              <dc:date>2016-09-02T17:14:00</dc:date>
            </office:change-info>
          </text:insertion>
        </text:changed-region>
        <text:changed-region xml:id="ct94083186752640" text:id="ct94083186752640">
          <text:insertion>
            <office:change-info>
              <dc:creator>Julian Raigosa</dc:creator>
              <dc:date>2016-09-02T17:16:00</dc:date>
            </office:change-info>
          </text:insertion>
        </text:changed-region>
        <text:changed-region xml:id="ct94083186664352" text:id="ct94083186664352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083186664832" text:id="ct94083186664832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083186665136" text:id="ct94083186665136">
          <text:insertion>
            <office:change-info>
              <dc:creator>Julian Raigosa</dc:creator>
              <dc:date>2016-08-24T15:19:00</dc:date>
            </office:change-info>
          </text:insertion>
        </text:changed-region>
        <text:changed-region xml:id="ct94083186664064" text:id="ct94083186664064">
          <text:insertion>
            <office:change-info>
              <dc:creator>Julian Raigosa</dc:creator>
              <dc:date>2016-08-24T15:39:00</dc:date>
            </office:change-info>
          </text:insertion>
        </text:changed-region>
        <text:changed-region xml:id="ct94083186754400" text:id="ct94083186754400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083186946944" text:id="ct94083186946944">
          <text:insertion>
            <office:change-info>
              <dc:creator>Julian Raigosa</dc:creator>
              <dc:date>2016-09-03T08:08:00</dc:date>
            </office:change-info>
          </text:insertion>
        </text:changed-region>
        <text:changed-region xml:id="ct94083186755216" text:id="ct94083186755216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083186756688" text:id="ct94083186756688">
          <text:insertion>
            <office:change-info>
              <dc:creator>Julian Raigosa</dc:creator>
              <dc:date>2016-09-03T08:08:00</dc:date>
            </office:change-info>
          </text:insertion>
        </text:changed-region>
        <text:changed-region xml:id="ct94083186757456" text:id="ct94083186757456">
          <text:insertion>
            <office:change-info>
              <dc:creator>Julian Raigosa</dc:creator>
              <dc:date>2016-08-24T15:20:00</dc:date>
            </office:change-info>
          </text:insertion>
        </text:changed-region>
        <text:changed-region xml:id="ct94083186762288" text:id="ct94083186762288">
          <text:insertion>
            <office:change-info>
              <dc:creator>Julian Raigosa</dc:creator>
              <dc:date>2016-09-03T08:08:00</dc:date>
            </office:change-info>
          </text:insertion>
        </text:changed-region>
        <text:changed-region xml:id="ct94083186759376" text:id="ct94083186759376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4083186763824" text:id="ct94083186763824">
          <text:insertion>
            <office:change-info>
              <dc:creator>Julian Raigosa</dc:creator>
              <dc:date>2016-09-03T08:08:00</dc:date>
            </office:change-info>
          </text:insertion>
        </text:changed-region>
        <text:changed-region xml:id="ct94083186759568" text:id="ct94083186759568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4083186760240" text:id="ct94083186760240">
          <text:insertion>
            <office:change-info>
              <dc:creator>Julian Raigosa</dc:creator>
              <dc:date>2016-09-03T08:08:00</dc:date>
            </office:change-info>
          </text:insertion>
        </text:changed-region>
        <text:changed-region xml:id="ct94083186760016" text:id="ct94083186760016">
          <text:insertion>
            <office:change-info>
              <dc:creator>Julian Raigosa</dc:creator>
              <dc:date>2016-08-24T15:35:00</dc:date>
            </office:change-info>
          </text:insertion>
        </text:changed-region>
        <text:changed-region xml:id="ct94083186764624" text:id="ct94083186764624">
          <text:insertion>
            <office:change-info>
              <dc:creator>Julian Raigosa</dc:creator>
              <dc:date>2016-09-03T08:08:00</dc:date>
            </office:change-info>
          </text:insertion>
        </text:changed-region>
        <text:changed-region xml:id="ct94083186764928" text:id="ct94083186764928">
          <text:insertion>
            <office:change-info>
              <dc:creator>Julian Raigosa</dc:creator>
              <dc:date>2016-09-03T08:07:00</dc:date>
            </office:change-info>
          </text:insertion>
        </text:changed-region>
        <text:changed-region xml:id="ct94083186768528" text:id="ct94083186768528">
          <text:insertion>
            <office:change-info>
              <dc:creator>Julian Raigosa</dc:creator>
              <dc:date>2016-09-03T08:08:00</dc:date>
            </office:change-info>
          </text:insertion>
        </text:changed-region>
        <text:changed-region xml:id="ct94083186769680" text:id="ct94083186769680">
          <text:insertion>
            <office:change-info>
              <dc:creator>Julian Raigosa</dc:creator>
              <dc:date>2016-09-03T08:07:00</dc:date>
            </office:change-info>
          </text:insertion>
        </text:changed-region>
        <text:changed-region xml:id="ct94083186765120" text:id="ct94083186765120">
          <text:insertion>
            <office:change-info>
              <dc:creator>Julian Raigosa</dc:creator>
              <dc:date>2016-09-03T08:08:00</dc:date>
            </office:change-info>
          </text:insertion>
        </text:changed-region>
        <text:changed-region xml:id="ct94083186717856" text:id="ct94083186717856">
          <text:insertion>
            <office:change-info>
              <dc:creator>Julian Raigosa</dc:creator>
              <dc:date>2016-09-03T08:09:00</dc:date>
            </office:change-info>
          </text:insertion>
        </text:changed-region>
        <text:changed-region xml:id="ct94083186765312" text:id="ct94083186765312">
          <text:insertion>
            <office:change-info>
              <dc:creator>Julian Raigosa</dc:creator>
              <dc:date>2016-09-03T08:07:00</dc:date>
            </office:change-info>
          </text:insertion>
        </text:changed-region>
        <text:changed-region xml:id="ct94083186528736" text:id="ct94083186528736">
          <text:insertion>
            <office:change-info>
              <dc:creator>Julian Raigosa</dc:creator>
              <dc:date>2016-09-03T08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change-start text:change-id="ct94083187287088"/>Se evalúa el documento final de requerimientos con el fin de saber el grado de <text:change-end text:change-id="ct94083187287088"/><text:change-start text:change-id="ct94083187287312"/>entendimiento y claridad en las solicitudes realizadas por el cliente.<text:change-end text:change-id="ct94083187287312"/><text:change-start text:change-id="ct94083186655040"/></text:p>
      <text:p text:style-name="P2"><text:change-end text:change-id="ct94083186655040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header-rows>
          <table:table-row>
            <table:table-cell table:style-name="Table3.A1" table:number-columns-spanned="2" office:value-type="string">
              <text:p text:style-name="P8"><text:change-start text:change-id="ct94083186662208"/>Proyecto <text:span text:style-name="T1">*</text:span><text:change-end text:change-id="ct94083186662208"/></text:p>
            </table:table-cell>
            <table:covered-table-cell/>
            <table:table-cell table:style-name="Table3.C1" table:number-columns-spanned="3" office:value-type="string">
              <text:p text:style-name="P8"/>
            </table:table-cell>
            <table:covered-table-cell/>
            <table:covered-table-cell/>
          </table:table-row>
        </table:table-header-rows>
        <table:table-row>
          <table:table-cell table:style-name="Table3.A2" table:number-columns-spanned="2" office:value-type="string">
            <text:p text:style-name="P8"><text:change-start text:change-id="ct94083186661872"/>Módulo<text:change-end text:change-id="ct94083186661872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1"><text:change-start text:change-id="ct94083186663584"/>Auditor<text:change-end text:change-id="ct94083186663584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2"><text:change-start text:change-id="ct94083186752640"/>Fecha<text:change-end text:change-id="ct94083186752640"/></text:p>
          </table:table-cell>
          <table:covered-table-cell/>
          <table:table-cell table:style-name="Table3.C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9"><text:change-start text:change-id="ct94083186664352"/>Item<text:change-end text:change-id="ct94083186664352"/></text:p>
          </table:table-cell>
          <table:covered-table-cell/>
          <table:table-cell table:style-name="Table3.A2" office:value-type="string">
            <text:p text:style-name="P9"><text:change-start text:change-id="ct94083186664832"/>Si<text:change-end text:change-id="ct94083186664832"/></text:p>
          </table:table-cell>
          <table:table-cell table:style-name="Table3.A2" office:value-type="string">
            <text:p text:style-name="P9"><text:change-start text:change-id="ct94083186665136"/>No<text:change-end text:change-id="ct94083186665136"/></text:p>
          </table:table-cell>
          <table:table-cell table:style-name="Table3.E5" office:value-type="string">
            <text:p text:style-name="P10"><text:change-start text:change-id="ct94083186664064"/>Anotaciones<text:change-end text:change-id="ct94083186664064"/></text:p>
          </table:table-cell>
        </table:table-row>
        <table:table-row>
          <table:table-cell table:style-name="Table3.A6" office:value-type="string">
            <text:p text:style-name="P18"><text:change-start text:change-id="ct94083186754400"/>1<text:change-end text:change-id="ct94083186754400"/></text:p>
          </table:table-cell>
          <table:table-cell table:style-name="Table3.A6" office:value-type="string">
            <text:p text:style-name="P17"><text:change-start text:change-id="ct94083186946944"/>Los requerimientos estan definidos en el formato establecido por la compañia<text:change-end text:change-id="ct94083186946944"/></text:p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3"/>
          </table:table-cell>
          <table:table-cell table:style-name="Table3.E6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8"><text:change-start text:change-id="ct94083186755216"/>2<text:change-end text:change-id="ct94083186755216"/></text:p>
          </table:table-cell>
          <table:table-cell table:style-name="Table3.A6" office:value-type="string">
            <text:p text:style-name="P15"><text:change-start text:change-id="ct94083186756688"/><text:span text:style-name="T3">L</text:span>a redacción <text:span text:style-name="T3">es lo </text:span>suficientemente clara tanto para el usuario como para el equipo de desarrollo.<text:change-end text:change-id="ct94083186756688"/></text:p>
          </table:table-cell>
          <table:table-cell table:style-name="Table3.C7" office:value-type="string">
            <text:p text:style-name="P14"/>
          </table:table-cell>
          <table:table-cell table:style-name="Table3.D7" office:value-type="string">
            <text:p text:style-name="P13"/>
          </table:table-cell>
          <table:table-cell table:style-name="Table3.E7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19"><text:change-start text:change-id="ct94083186757456"/>3<text:change-end text:change-id="ct94083186757456"/></text:p>
          </table:table-cell>
          <table:table-cell table:style-name="Table3.A6" office:value-type="string">
            <text:p text:style-name="P16"><text:change-start text:change-id="ct94083186762288"/>Los requerimientos son correctos<text:note text:id="ftn1" text:note-class="footnote"><text:note-citation>1</text:note-citation><text:note-body><text:p text:style-name="P27">Se refiere a que cada requerimiento <text:span text:style-name="T4">una necesidad relevente expresada por el usuario</text:span>.</text:p></text:note-body></text:note><text:change-end text:change-id="ct94083186762288"/></text:p>
          </table:table-cell>
          <table:table-cell table:style-name="Table3.C8" office:value-type="string">
            <text:p text:style-name="P14"/>
          </table:table-cell>
          <table:table-cell table:style-name="Table3.D8" office:value-type="string">
            <text:p text:style-name="P13"/>
          </table:table-cell>
          <table:table-cell table:style-name="Table3.E8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0"><text:change-start text:change-id="ct94083186759376"/>4<text:change-end text:change-id="ct94083186759376"/></text:p>
          </table:table-cell>
          <table:table-cell table:style-name="Table3.A6" office:value-type="string">
            <text:p text:style-name="P23"><text:change-start text:change-id="ct94083186763824"/>Los requerimientos son consistentes<text:note text:id="ftn2" text:note-class="footnote"><text:note-citation>2</text:note-citation><text:note-body><text:p text:style-name="P27">Se refiere a la ambig<text:span text:style-name="T2">ü</text:span>edad de requerimientos o conflictos entre uno y otro (e.g. no es posible satisfacerlos simultaneamente).</text:p></text:note-body></text:note><text:change-end text:change-id="ct94083186763824"/></text:p>
          </table:table-cell>
          <table:table-cell table:style-name="Table3.C10" office:value-type="string">
            <text:p text:style-name="P14"/>
          </table:table-cell>
          <table:table-cell table:style-name="Table3.D10" office:value-type="string">
            <text:p text:style-name="P13"/>
          </table:table-cell>
          <table:table-cell table:style-name="Table3.E10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0"><text:change-start text:change-id="ct94083186759568"/>5<text:change-end text:change-id="ct94083186759568"/></text:p>
          </table:table-cell>
          <table:table-cell table:style-name="Table3.A6" office:value-type="string">
            <text:p text:style-name="P24"><text:change-start text:change-id="ct94083186760240"/>Los requerimientos estan completos<text:note text:id="ftn3" text:note-class="footnote"><text:note-citation>3</text:note-citation><text:note-body><text:p text:style-name="P28">Si los requerimientos describen la totalidad de necesidades expresadas por el cliente.</text:p></text:note-body></text:note><text:change-end text:change-id="ct94083186760240"/></text:p>
          </table:table-cell>
          <table:table-cell table:style-name="Table3.C10" office:value-type="string">
            <text:p text:style-name="P14"/>
          </table:table-cell>
          <table:table-cell table:style-name="Table3.D10" office:value-type="string">
            <text:p text:style-name="P13"/>
          </table:table-cell>
          <table:table-cell table:style-name="Table3.E10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0"><text:change-start text:change-id="ct94083186760016"/>6<text:change-end text:change-id="ct94083186760016"/></text:p>
          </table:table-cell>
          <table:table-cell table:style-name="Table3.A6" office:value-type="string">
            <text:p text:style-name="P25"><text:change-start text:change-id="ct94083186764624"/>Los requerimientos son realistas<text:note text:id="ftn4" text:note-class="footnote"><text:note-citation>4</text:note-citation><text:note-body><text:p text:style-name="P29">Si los requerimientos son posibles de alcanzar por el sistema.</text:p></text:note-body></text:note><text:change-end text:change-id="ct94083186764624"/></text:p>
          </table:table-cell>
          <table:table-cell table:style-name="Table3.C11" office:value-type="string">
            <text:p text:style-name="P14"/>
          </table:table-cell>
          <table:table-cell table:style-name="Table3.D11" office:value-type="string">
            <text:p text:style-name="P13"/>
          </table:table-cell>
          <table:table-cell table:style-name="Table3.E11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1"><text:change-start text:change-id="ct94083186764928"/>7<text:change-end text:change-id="ct94083186764928"/></text:p>
          </table:table-cell>
          <table:table-cell table:style-name="Table3.A6" office:value-type="string">
            <text:p text:style-name="P22"><text:change-start text:change-id="ct94083186768528"/>Los requerimientos son verificables<text:note text:id="ftn5" text:note-class="footnote"><text:note-citation>5</text:note-citation><text:note-body><text:p text:style-name="P30">Si es posible realizar pruebas para comprobar el funcionamiento de la solución proporcionada para requerimiento.</text:p></text:note-body></text:note><text:change-end text:change-id="ct94083186768528"/></text:p>
          </table:table-cell>
          <table:table-cell table:style-name="Table3.C14" office:value-type="string">
            <text:p text:style-name="P14"/>
          </table:table-cell>
          <table:table-cell table:style-name="Table3.D14" office:value-type="string">
            <text:p text:style-name="P13"/>
          </table:table-cell>
          <table:table-cell table:style-name="Table3.E14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1"><text:change-start text:change-id="ct94083186769680"/>8<text:change-end text:change-id="ct94083186769680"/></text:p>
          </table:table-cell>
          <table:table-cell table:style-name="Table3.A6" office:value-type="string">
            <text:p text:style-name="P26"><text:change-start text:change-id="ct94083186765120"/>Existe una matriz de trazabilidad para <text:change-end text:change-id="ct94083186765120"/><text:change-start text:change-id="ct94083186717856"/>los requerimientos<text:note text:id="ftn6" text:note-class="footnote"><text:note-citation>6</text:note-citation><text:note-body><text:p text:style-name="P31"><text:change-start text:change-id="ct94083186717008"/>Implica que un requerimiento se <text:change-end text:change-id="ct94083186717008"/><text:change-start text:change-id="ct94083186717200"/>enlaza a un elemento de diseño, un caso de uso o área de código<text:change-end text:change-id="ct94083186717200"/><text:change-start text:change-id="ct94083189846256"/> <text:span text:style-name="T5">y ademas son consistentes respecto al acta de requerimientos.</text:span><text:change-end text:change-id="ct94083189846256"/></text:p></text:note-body></text:note><text:change-end text:change-id="ct94083186717856"/></text:p>
          </table:table-cell>
          <table:table-cell table:style-name="Table3.C14" office:value-type="string">
            <text:p text:style-name="P14"/>
          </table:table-cell>
          <table:table-cell table:style-name="Table3.D14" office:value-type="string">
            <text:p text:style-name="P13"/>
          </table:table-cell>
          <table:table-cell table:style-name="Table3.E14" office:value-type="string">
            <text:p text:style-name="P13"/>
          </table:table-cell>
        </table:table-row>
        <table:table-row>
          <table:table-cell table:style-name="Table3.A6" office:value-type="string">
            <text:p text:style-name="P21"><text:change-start text:change-id="ct94083186765312"/>9<text:change-end text:change-id="ct94083186765312"/></text:p>
          </table:table-cell>
          <table:table-cell table:style-name="Table3.A6" office:value-type="string">
            <text:p text:style-name="P26"><text:change-start text:change-id="ct94083186528736"/>Existe un control de cambios para cuando se presente alguno<text:change-end text:change-id="ct94083186528736"/></text:p>
          </table:table-cell>
          <table:table-cell table:style-name="Table3.C14" office:value-type="string">
            <text:p text:style-name="P14"/>
          </table:table-cell>
          <table:table-cell table:style-name="Table3.D14" office:value-type="string">
            <text:p text:style-name="P13"/>
          </table:table-cell>
          <table:table-cell table:style-name="Table3.E14" office:value-type="string">
            <text:p text:style-name="P1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style:use-window-font-color="true"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style:use-window-font-color="true"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tracked-changes>
          <text:changed-region xml:id="ct94083187573392" text:id="ct94083187573392">
            <text:format-change>
              <office:change-info>
                <dc:creator>Julian Raigosa</dc:creator>
                <dc:date>2016-08-24T15:10:00</dc:date>
              </office:change-info>
            </text:format-change>
          </text:changed-region>
        </text:tracked-changes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change-start text:change-id="ct94083187573392"/><text:title>Checklikst REQM</text:title></text:p>
              <text:p text:style-name="MP3"><text:subject>Sobre Acta Final de Requerimientos</text:subject><text:change-end text:change-id="ct94083187573392"/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Q-04</text:user-defined></text:p>
                  </table:table-cell>
                  <table:table-cell table:style-name="Table1.B4" office:value-type="string">
                    <text:p text:style-name="Revision_20_Table_20_Content"><text:editing-cycles>74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03/09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2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74</meta:editing-cycles>
    <meta:editing-duration>PT4H23M48S</meta:editing-duration>
    <dc:subject>Sobre Acta Final de Requerimientos</dc:subject>
    <dc:title>Checklikst REQM</dc:title>
    <meta:generator>LibreOffice/4.3.7.2$Linux_X86_64 LibreOffice_project/430$Build-2</meta:generator>
    <meta:initial-creator>Julian Raigosa</meta:initial-creator>
    <dc:date>2016-09-03T10:04:52.979143085</dc:date>
    <dc:creator>Julian Raigosa</dc:creator>
    <meta:document-statistic meta:table-count="3" meta:image-count="1" meta:object-count="0" meta:page-count="1" meta:paragraph-count="48" meta:word-count="225" meta:character-count="1436" meta:non-whitespace-character-count="1259"/>
    <meta:user-defined meta:name="Classification">TRN2</meta:user-defined>
    <meta:user-defined meta:name="Code">DE-FO-PPQ-04</meta:user-defined>
    <meta:user-defined meta:name="Expiry" meta:value-type="date">2017-04-28</meta:user-defined>
  </office:meta>
</office:document-meta>
</file>